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FB0000030FB2FE3BAFBBEC98E6.png" manifest:media-type="image/png"/>
  <manifest:file-entry manifest:full-path="Pictures/100000000000029300000056AD8E08788F0ACDB9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3465a4" draw:stroke-linejoin="round" draw:fill="solid" draw:fill-color="#eeeee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3465a4" draw:stroke-linejoin="round" draw:fill="solid" draw:fill-color="#dddd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3465a4" draw:stroke-linejoin="round" draw:fill="solid" draw:fill-color="#cccc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3465a4" draw:stroke-linejoin="round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BLANK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4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5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6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7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8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9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0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1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2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3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4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5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6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7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8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19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0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1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2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3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4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5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6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7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8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29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0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1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2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3" style:family="presentation" style:parent-style-name="FOUR_5f_OBJECTS-note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44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144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dddddd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.22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34pt" fo:letter-spacing="normal" fo:font-style="normal" style:text-underline-style="none" fo:font-weight="normal" style:font-name-asian="Calibri" style:font-size-asian="34pt" style:font-style-asian="normal" style:font-weight-asian="normal" style:font-name-complex="Calibri" style:font-size-complex="3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30pt" fo:letter-spacing="normal" fo:font-style="italic" style:text-underline-style="none" fo:font-weight="normal" style:font-name-asian="Calibri" style:font-size-asian="30pt" style:font-style-asian="italic" style:font-weight-asian="normal" style:font-name-complex="Calibri" style:font-size-complex="30pt" style:font-style-complex="italic" style:font-weight-complex="normal"/>
    </style:style>
    <style:style style:name="T4" style:family="text">
      <style:text-properties fo:font-variant="normal" fo:text-transform="none" fo:color="#000090" style:text-line-through-style="none" style:text-line-through-type="none" style:text-position="0% 100%" style:font-name="Calibri" fo:font-size="20.3999996185303pt" fo:letter-spacing="normal" fo:font-style="normal" style:text-underline-style="none" fo:font-weight="normal" style:font-name-asian="Calibri" style:font-size-asian="20.3999996185303pt" style:font-style-asian="normal" style:font-weight-asian="normal" style:font-name-complex="Calibri" style:font-size-complex="20.3999996185303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.3999996185303pt" fo:letter-spacing="normal" fo:font-style="normal" style:text-underline-style="none" fo:font-weight="normal" style:font-name-asian="Arial" style:font-size-asian="20.3999996185303pt" style:font-style-asian="normal" style:font-weight-asian="normal" style:font-name-complex="Arial" style:font-size-complex="20.3999996185303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name-asian="Arial" style:font-size-asian="20pt" style:font-style-asian="italic" style:font-weight-asian="normal" style:font-name-complex="Arial" style:font-size-complex="2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pen Sans" fo:font-size="32pt" fo:letter-spacing="normal" fo:font-style="normal" style:text-underline-style="none" fo:font-weight="bold" style:font-name-asian="Open Sans" style:font-size-asian="32pt" style:font-style-asian="normal" style:font-weight-asian="bold" style:font-name-complex="Open Sans" style:font-size-complex="32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solid" style:text-underline-width="auto" style:text-underline-color="font-color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127cm" text:min-label-width="1.073cm"/>
        <style:text-properties fo:font-family="'Noto Sans Symbols'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27cm" text:min-label-width="1.073cm"/>
        <style:text-properties fo:font-family="'Noto Sans Symbols'" fo:color="#000000" fo:font-size="100%"/>
      </text:list-level-style-bullet>
      <text:list-level-style-bullet text:level="2" text:bullet-char="○">
        <style:list-level-properties text:space-before="1.553cm" text:min-label-width="0.987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27cm" text:min-label-width="1.07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Shape 118" draw:style-name="gr1" draw:text-style-name="P2" draw:layer="layout" svg:width="23.661cm" svg:height="5.695cm" svg:x="0.866cm" svg:y="2.068cm">
          <text:p text:style-name="P1"><text:span text:style-name="T1">Free and Open Source Software</text:span><text:span text:style-name="T2"><text:line-break/></text:span><text:span text:style-name="T2"><text:line-break/></text:span><text:span text:style-name="T3">Covering OSS Compliance with Software Too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9" draw:style-name="gr2" draw:text-style-name="P2" draw:layer="layout" svg:width="23.661cm" svg:height="7.594cm" svg:x="1.1cm" svg:y="7.2cm">
          <text:p text:style-name="P3"><text:span text:style-name="T2"><text:line-break/></text:span><text:span text:style-name="T4">Dr. Catharina Maracke</text:span></text:p>
          <text:p text:style-name="P3"><text:span text:style-name="T4">Dr. Michael C. Jaeger</text:span></text:p>
          <text:p text:style-name="P4"><text:span text:style-name="T4">Software Compliance Academy</text:span></text:p>
          <text:p text:style-name="P4"><text:span text:style-name="T5"/></text:p>
          <text:p text:style-name="P4"><text:span text:style-name="T4">2018-06-12</text:span></text:p>
          <text:p text:style-name="P5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5" presentation:style-name="pr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16" draw:style-name="gr3" draw:layer="layout" svg:width="14.393cm" svg:height="10.477cm" svg:x="3.599cm" svg:y="2.095cm" draw:page-number="1" presentation:class="page"/>
        </presentation:notes>
      </draw:page>
      <draw:page draw:name="page2" draw:style-name="dp1" draw:master-page-name="FOUR_5f_OBJECTS" presentation:presentation-page-layout-name="AL1T18">
        <draw:custom-shape draw:name="Shape 124" draw:style-name="gr4" draw:text-style-name="P2" draw:layer="layout" svg:width="22.993cm" svg:height="9.095cm" svg:x="1.5cm" svg:y="3.154cm">
          <text:p text:style-name="P7"><text:span text:style-name="T6">Main kinds of tools in the area of license compliance include</text:span><text:span text:style-name="T6"><text:line-break/></text:span><text:span text:style-name="T7">(but are not limited to)</text:span><text:span text:style-name="T6">:</text:span></text:p>
          <text:p text:style-name="P7"><text:span text:style-name="T6"/></text:p>
          <text:list text:style-name="L3">
            <text:list-item>
              <text:p text:style-name="P7"><text:span text:style-name="T6">Source code scanning</text:span></text:p>
            </text:list-item>
            <text:list-item>
              <text:p text:style-name="P7"><text:span text:style-name="T6">License scanning</text:span></text:p>
            </text:list-item>
            <text:list-item>
              <text:p text:style-name="P7"><text:span text:style-name="T6">Binary scanning</text:span></text:p>
            </text:list-item>
            <text:list-item>
              <text:p text:style-name="P7"><text:span text:style-name="T6">Dev Ops integration</text:span></text:p>
            </text:list-item>
            <text:list-item>
              <text:p text:style-name="P7"><text:span text:style-name="T6">Component management</text:span></text:p>
            </text:list-item>
          </text:list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5" draw:style-name="gr5" draw:text-style-name="P2" draw:layer="layout" svg:width="22.853cm" svg:height="2.187cm" svg:x="1.27cm" svg:y="0.667cm">
          <text:p text:style-name="P1"><text:span text:style-name="T8">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1" presentation:style-name="pr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22" draw:style-name="gr3" draw:layer="layout" svg:width="14.393cm" svg:height="10.477cm" svg:x="3.599cm" svg:y="2.095cm" draw:page-number="2" presentation:class="page"/>
        </presentation:notes>
      </draw:page>
      <draw:page draw:name="page3" draw:style-name="dp1" draw:master-page-name="FOUR_5f_OBJECTS" presentation:presentation-page-layout-name="AL1T18">
        <draw:custom-shape draw:name="Shape 130" draw:style-name="gr6" draw:text-style-name="P2" draw:layer="layout" svg:width="22.993cm" svg:height="7.339cm" svg:x="1.5cm" svg:y="3.154cm">
          <text:p text:style-name="P1"><text:span text:style-name="T9">1. License Scan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1" draw:style-name="gr7" draw:text-style-name="P2" draw:layer="layout" svg:width="22.853cm" svg:height="2.187cm" svg:x="1.27cm" svg:y="0.667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7" presentation:style-name="pr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28" draw:style-name="gr3" draw:layer="layout" svg:width="14.393cm" svg:height="10.477cm" svg:x="3.599cm" svg:y="2.095cm" draw:page-number="3" presentation:class="page"/>
        </presentation:notes>
      </draw:page>
      <draw:page draw:name="page4" draw:style-name="dp1" draw:master-page-name="FOUR_5f_OBJECTS" presentation:presentation-page-layout-name="AL1T18">
        <draw:custom-shape draw:name="Shape 136" draw:style-name="gr4" draw:text-style-name="P2" draw:layer="layout" svg:width="22.993cm" svg:height="9.095cm" svg:x="1.5cm" svg:y="3.154cm">
          <text:p text:style-name="P7"><text:span text:style-name="T6">Purpose:</text:span></text:p>
          <text:p text:style-name="P7"><text:span text:style-name="T6"><text:s text:c="2"/></text:span><text:span text:style-name="T6">Identifies licenses and license relevant statements</text:span></text:p>
          <text:p text:style-name="P7"><text:span text:style-name="T6"/></text:p>
          <text:p text:style-name="P7"><text:span text:style-name="T6">Other Identifications:</text:span></text:p>
          <text:p text:style-name="P7"><text:span text:style-name="T6"><text:s text:c="2"/></text:span><text:span text:style-name="T6">Copyright statements, author statements, acknowledgements</text:span></text:p>
          <text:p text:style-name="P7"><text:span text:style-name="T6"/></text:p>
          <text:p text:style-name="P7"><text:span text:style-name="T6">Also of interest:</text:span></text:p>
          <text:p text:style-name="P7"><text:span text:style-name="T6"><text:s text:c="2"/></text:span><text:span text:style-name="T6">Export control statements, more static code analysis</text:span></text:p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7" draw:style-name="gr5" draw:text-style-name="P2" draw:layer="layout" svg:width="22.853cm" svg:height="2.187cm" svg:x="1.27cm" svg:y="0.667cm">
          <text:p text:style-name="P1"><text:span text:style-name="T8">License Scanner: 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3" presentation:style-name="pr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34" draw:style-name="gr3" draw:layer="layout" svg:width="14.393cm" svg:height="10.477cm" svg:x="3.599cm" svg:y="2.095cm" draw:page-number="4" presentation:class="page"/>
        </presentation:notes>
      </draw:page>
      <draw:page draw:name="page5" draw:style-name="dp1" draw:master-page-name="FOUR_5f_OBJECTS" presentation:presentation-page-layout-name="AL1T18">
        <draw:custom-shape draw:name="Shape 142" draw:style-name="gr4" draw:text-style-name="P2" draw:layer="layout" svg:width="22.993cm" svg:height="9.095cm" svg:x="1.5cm" svg:y="3.154cm">
          <text:p text:style-name="P7"><text:span text:style-name="T6">Problem: Identify licensing in Open Source Software packages</text:span></text:p>
          <text:p text:style-name="P7"><text:span text:style-name="T6"/></text:p>
          <text:p text:style-name="P7"><text:span text:style-name="T6">Licensing in Open Source Software</text:span></text:p>
          <text:list text:style-name="L3">
            <text:list-item>
              <text:p text:style-name="P7"><text:span text:style-name="T6">Licensing of OSS can be heterogeneous,</text:span><text:span text:style-name="T6"><text:line-break/></text:span><text:span text:style-name="T6">different licensing applies to parts of OSS</text:span></text:p>
            </text:list-item>
            <text:list-item>
              <text:p text:style-name="P7"><text:span text:style-name="T6">Licensing statements are not uniform</text:span></text:p>
            </text:list-item>
            <text:list-item>
              <text:p text:style-name="P7"><text:span text:style-name="T6">Many licenses exist, number growing</text:span></text:p>
            </text:list-item>
          </text:list>
          <text:p text:style-name="P7"><text:span text:style-name="T6">-&gt; Tool based licensing identification required</text:span><text:span text:style-name="T6"><text:line-break/></text:span><text:span text:style-name="T6">for complicated licensing situ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3" draw:style-name="gr5" draw:text-style-name="P2" draw:layer="layout" svg:width="22.853cm" svg:height="2.187cm" svg:x="1.27cm" svg:y="0.667cm">
          <text:p text:style-name="P1"><text:span text:style-name="T8">License Scanner: Solved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9" presentation:style-name="pr5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40" draw:style-name="gr3" draw:layer="layout" svg:width="14.393cm" svg:height="10.477cm" svg:x="3.599cm" svg:y="2.095cm" draw:page-number="5" presentation:class="page"/>
        </presentation:notes>
      </draw:page>
      <draw:page draw:name="page6" draw:style-name="dp1" draw:master-page-name="FOUR_5f_OBJECTS" presentation:presentation-page-layout-name="AL1T18">
        <draw:custom-shape draw:name="Shape 148" draw:style-name="gr4" draw:text-style-name="P2" draw:layer="layout" svg:width="22.993cm" svg:height="9.095cm" svg:x="1.5cm" svg:y="3.154cm">
          <text:p text:style-name="P7"><text:span text:style-name="T6">Mode of operation: Tool searches in content</text:span><text:span text:style-name="T6"><text:line-break/></text:span><text:span text:style-name="T6">for license relevant keywords, phrases, license texts</text:span></text:p>
          <text:list text:style-name="L3">
            <text:list-item>
              <text:p text:style-name="P7"><text:span text:style-name="T6">Searching in every file of software uploaded:</text:span><text:span text:style-name="T6"><text:line-break/></text:span><text:span text:style-name="T6">requires source code distribution</text:span></text:p>
            </text:list-item>
            <text:list-item>
              <text:p text:style-name="P7"><text:span text:style-name="T6">Different approaches can be applied:</text:span><text:span text:style-name="T6"><text:line-break/></text:span><text:span text:style-name="T6">regular expressions, text comparison, phrase collection</text:span></text:p>
            </text:list-item>
            <text:list-item>
              <text:p text:style-name="P7"><text:span text:style-name="T6">Requires database of license texts, licensing statements</text:span></text:p>
            </text:list-item>
            <text:list-item>
              <text:p text:style-name="P7"><text:span text:style-name="T6">Comparison with existing license texts enables exact identification </text:span></text:p>
            </text:list-item>
            <text:list-item>
              <text:p text:style-name="P7"><text:span text:style-name="T6">Licensing information can summarized for open source packag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5" draw:text-style-name="P2" draw:layer="layout" svg:width="22.853cm" svg:height="2.187cm" svg:x="1.27cm" svg:y="0.667cm">
          <text:p text:style-name="P1"><text:span text:style-name="T8">License Scanner: Techn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5" presentation:style-name="pr6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46" draw:style-name="gr3" draw:layer="layout" svg:width="14.393cm" svg:height="10.477cm" svg:x="3.599cm" svg:y="2.095cm" draw:page-number="6" presentation:class="page"/>
        </presentation:notes>
      </draw:page>
      <draw:page draw:name="page7" draw:style-name="dp1" draw:master-page-name="FOUR_5f_OBJECTS" presentation:presentation-page-layout-name="AL1T18">
        <draw:custom-shape draw:name="Shape 154" draw:style-name="gr4" draw:text-style-name="P2" draw:layer="layout" svg:width="22.993cm" svg:height="9.095cm" svg:x="1.5cm" svg:y="3.154cm">
          <text:list text:style-name="L3">
            <text:list-item>
              <text:p text:style-name="P8"><text:span text:style-name="T6">License scanning does not require huge database</text:span></text:p>
            </text:list-item>
            <text:list-item>
              <text:p text:style-name="P8"><text:span text:style-name="T6">However, updates are necessary as licensing statements evolve and new licenses are still created</text:span></text:p>
            </text:list-item>
            <text:list-item>
              <text:p text:style-name="P8"><text:span text:style-name="T6">Identified licensing information of a software package can be exchanged using SPDX files</text:span></text:p>
            </text:list-item>
            <text:list-item>
              <text:p text:style-name="P8"><text:span text:style-name="T6">Approach makes sense for OSS licenses,</text:span><text:span text:style-name="T6"><text:line-break/></text:span><text:span text:style-name="T6">commercial licensing is even more heterogeneous</text:span></text:p>
            </text:list-item>
            <text:list-item>
              <text:p text:style-name="P8"><text:span text:style-name="T6">License identification precision depends on available licensing information and may require expert knowledge for analysi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5" draw:text-style-name="P2" draw:layer="layout" svg:width="22.853cm" svg:height="2.187cm" svg:x="1.27cm" svg:y="0.667cm">
          <text:p text:style-name="P1"><text:span text:style-name="T8">License Scanner: More re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1" presentation:style-name="pr7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52" draw:style-name="gr3" draw:layer="layout" svg:width="14.393cm" svg:height="10.477cm" svg:x="3.599cm" svg:y="2.095cm" draw:page-number="7" presentation:class="page"/>
        </presentation:notes>
      </draw:page>
      <draw:page draw:name="page8" draw:style-name="dp1" draw:master-page-name="FOUR_5f_OBJECTS" presentation:presentation-page-layout-name="AL1T18">
        <draw:custom-shape draw:name="Shape 160" draw:style-name="gr8" draw:text-style-name="P2" draw:layer="layout" svg:width="22.993cm" svg:height="9.095cm" svg:x="1.5cm" svg:y="3.154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1" draw:style-name="gr5" draw:text-style-name="P2" draw:layer="layout" svg:width="22.853cm" svg:height="2.187cm" svg:x="1.27cm" svg:y="0.667cm">
          <text:p text:style-name="P1"><text:span text:style-name="T8">License Scanner Main U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9" draw:text-style-name="P9" draw:layer="layout" svg:width="6.594cm" svg:height="7.194cm" svg:x="2.6cm" svg:y="4.2cm">
          <text:p text:style-name="P1"><text:span text:style-name="T2">Inbound</text:span></text:p>
          <text:p text:style-name="P1"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3" draw:style-name="gr10" draw:text-style-name="P10" draw:layer="layout" svg:width="6.594cm" svg:height="7.194cm" svg:x="9.8cm" svg:y="4.2cm">
          <text:p text:style-name="P1"><text:span text:style-name="T2">Own</text:span></text:p>
          <text:p text:style-name="P1"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4" draw:style-name="gr11" draw:text-style-name="P11" draw:layer="layout" svg:width="6.594cm" svg:height="7.194cm" svg:x="17cm" svg:y="4.2cm">
          <text:p text:style-name="P1"><text:span text:style-name="T2">Outbound</text:span><text:span text:style-name="T2"><text:line-break/></text:span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5" draw:style-name="gr12" draw:text-style-name="P12" draw:layer="layout" svg:width="4.994cm" svg:height="3.194cm" svg:x="4.8cm" svg:y="9.2cm">
          <text:p text:style-name="P1"><text:span text:style-name="T2">Scanning Inbound Source Code for Licenses</text:span></text:p>
          <draw:enhanced-geometry draw:mirror-horizontal="false" draw:mirror-vertical="false" draw:text-areas="?f38 ?f38 ?f39 ?f40" svg:viewBox="0 0 0 0" draw:type="ooxml-wedgeRoundRectCallout" draw:modifiers="-33967 -632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157" presentation:style-name="pr8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58" draw:style-name="gr3" draw:layer="layout" svg:width="14.393cm" svg:height="10.477cm" svg:x="3.599cm" svg:y="2.095cm" draw:page-number="8" presentation:class="page"/>
        </presentation:notes>
      </draw:page>
      <draw:page draw:name="page9" draw:style-name="dp1" draw:master-page-name="FOUR_5f_OBJECTS" presentation:presentation-page-layout-name="AL1T18">
        <draw:custom-shape draw:name="Shape 170" draw:style-name="gr6" draw:text-style-name="P2" draw:layer="layout" svg:width="22.993cm" svg:height="7.339cm" svg:x="1.5cm" svg:y="3.154cm">
          <text:p text:style-name="P1"><text:span text:style-name="T9">2. Binary Scan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7" draw:text-style-name="P2" draw:layer="layout" svg:width="22.853cm" svg:height="2.187cm" svg:x="1.27cm" svg:y="0.667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7" presentation:style-name="pr9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68" draw:style-name="gr3" draw:layer="layout" svg:width="14.393cm" svg:height="10.477cm" svg:x="3.599cm" svg:y="2.095cm" draw:page-number="9" presentation:class="page"/>
        </presentation:notes>
      </draw:page>
      <draw:page draw:name="page10" draw:style-name="dp1" draw:master-page-name="FOUR_5f_OBJECTS" presentation:presentation-page-layout-name="AL1T18">
        <draw:custom-shape draw:name="Shape 176" draw:style-name="gr4" draw:text-style-name="P2" draw:layer="layout" svg:width="22.993cm" svg:height="9.095cm" svg:x="1.5cm" svg:y="3.154cm">
          <text:p text:style-name="P7"><text:span text:style-name="T6">Purpose:</text:span></text:p>
          <text:list text:style-name="L3">
            <text:list-item>
              <text:p text:style-name="P7"><text:span text:style-name="T6">Identifies used software packages in software binaries</text:span></text:p>
            </text:list-item>
          </text:list>
          <text:p text:style-name="P7"><text:span text:style-name="T6"/></text:p>
          <text:p text:style-name="P7"><text:span text:style-name="T6">Other identifications:</text:span></text:p>
          <text:list text:continue-numbering="true" text:style-name="L3">
            <text:list-item>
              <text:p text:style-name="P7"><text:span text:style-name="T6">Can also determine the versions of software packages</text:span></text:p>
            </text:list-item>
          </text:list>
          <text:p text:style-name="P7"><text:span text:style-name="T6"/></text:p>
          <text:p text:style-name="P7"><text:span text:style-name="T6">Also of interest:</text:span></text:p>
          <text:list text:continue-numbering="true" text:style-name="L3">
            <text:list-item>
              <text:p text:style-name="P7"><text:span text:style-name="T6">Identifying used software packages for creating the binary</text:span><text:span text:style-name="T6"><text:line-break/></text:span><text:span text:style-name="T6">also enables identification of vulnerabilities</text:span></text:p>
            </text:list-item>
          </text:list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5" draw:text-style-name="P2" draw:layer="layout" svg:width="22.853cm" svg:height="2.187cm" svg:x="1.27cm" svg:y="0.667cm">
          <text:p text:style-name="P1"><text:span text:style-name="T8">Binary Scanner: 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3" presentation:style-name="pr10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74" draw:style-name="gr3" draw:layer="layout" svg:width="14.393cm" svg:height="10.477cm" svg:x="3.599cm" svg:y="2.095cm" draw:page-number="10" presentation:class="page"/>
        </presentation:notes>
      </draw:page>
      <draw:page draw:name="page11" draw:style-name="dp1" draw:master-page-name="FOUR_5f_OBJECTS" presentation:presentation-page-layout-name="AL1T18">
        <draw:custom-shape draw:name="Shape 182" draw:style-name="gr4" draw:text-style-name="P2" draw:layer="layout" svg:width="22.993cm" svg:height="9.29cm" svg:x="1.5cm" svg:y="3.154cm">
          <text:p text:style-name="P7"><text:span text:style-name="T6">Problem: A binary is comprised of different software packages, but if not declared, not obvious to determine</text:span></text:p>
          <text:list text:style-name="L3">
            <text:list-item>
              <text:p text:style-name="P7"><text:span text:style-name="T6">Applies in compiled programming languages: programming language code is translated (=compiled) into machine executable code (machine = processor)</text:span></text:p>
            </text:list-item>
            <text:list-item>
              <text:p text:style-name="P7"><text:span text:style-name="T6">Script languages (e.g. JavaScript) are not compiled</text:span></text:p>
            </text:list-item>
            <text:list-item>
              <text:p text:style-name="P7"><text:span text:style-name="T6">Binaries are usually not readable, understanding contents difficult</text:span></text:p>
            </text:list-item>
            <text:list-item>
              <text:p text:style-name="P7"><text:span text:style-name="T6">However, identification of contents can be inevitable for understanding required license compliance tasks</text:span></text:p>
            </text:list-item>
          </text:list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3" draw:style-name="gr5" draw:text-style-name="P2" draw:layer="layout" svg:width="22.853cm" svg:height="2.187cm" svg:x="1.27cm" svg:y="0.667cm">
          <text:p text:style-name="P1"><text:span text:style-name="T8">Binary Scanner: Solved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9" presentation:style-name="pr1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80" draw:style-name="gr3" draw:layer="layout" svg:width="14.393cm" svg:height="10.477cm" svg:x="3.599cm" svg:y="2.095cm" draw:page-number="11" presentation:class="page"/>
        </presentation:notes>
      </draw:page>
      <draw:page draw:name="page12" draw:style-name="dp1" draw:master-page-name="FOUR_5f_OBJECTS" presentation:presentation-page-layout-name="AL1T18">
        <draw:custom-shape draw:name="Shape 188" draw:style-name="gr4" draw:text-style-name="P2" draw:layer="layout" svg:width="22.993cm" svg:height="9.368cm" svg:x="1.5cm" svg:y="3.375cm">
          <text:list text:style-name="L6">
            <text:list-item>
              <text:p text:style-name="P8"><text:span text:style-name="T6">Compiled machine language</text:span><text:span text:style-name="T6"><text:line-break/></text:span><text:span text:style-name="T6">can contain characteristic elements</text:span></text:p>
            </text:list-item>
            <text:list-item>
              <text:p text:style-name="P8"><text:span text:style-name="T6">For example used string variables (=text)</text:span><text:span text:style-name="T6"><text:line-break/></text:span><text:span text:style-name="T6">or other content compiled into the binary</text:span></text:p>
            </text:list-item>
            <text:list-item>
              <text:p text:style-name="P8"><text:span text:style-name="T6">Simpler method: capturing file names,</text:span><text:span text:style-name="T6"><text:line-break/></text:span><text:span text:style-name="T6">or for run-time code (e.g. Java): method and field names</text:span></text:p>
            </text:list-item>
            <text:list-item>
              <text:p text:style-name="P8"><text:span text:style-name="T6">Requires database of mapping</text:span><text:span text:style-name="T6"><text:line-break/></text:span><text:span text:style-name="T6">from source code to resulting artefacts in binar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9" draw:style-name="gr5" draw:text-style-name="P2" draw:layer="layout" svg:width="22.853cm" svg:height="2.187cm" svg:x="1.27cm" svg:y="0.667cm">
          <text:p text:style-name="P1"><text:span text:style-name="T8">Binary Scanner: Techn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5" presentation:style-name="pr1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86" draw:style-name="gr3" draw:layer="layout" svg:width="14.393cm" svg:height="10.477cm" svg:x="3.599cm" svg:y="2.095cm" draw:page-number="12" presentation:class="page"/>
        </presentation:notes>
      </draw:page>
      <draw:page draw:name="page13" draw:style-name="dp1" draw:master-page-name="FOUR_5f_OBJECTS" presentation:presentation-page-layout-name="AL1T18">
        <draw:custom-shape draw:name="Shape 194" draw:style-name="gr4" draw:text-style-name="P2" draw:layer="layout" svg:width="22.993cm" svg:height="9.368cm" svg:x="1.5cm" svg:y="3.375cm">
          <text:list text:style-name="L6">
            <text:list-item>
              <text:p text:style-name="P8"><text:span text:style-name="T6">Binary scanning is a heuristic,</text:span><text:span text:style-name="T6"><text:line-break/></text:span><text:span text:style-name="T6">secure mapping not supported for every possible binary </text:span></text:p>
            </text:list-item>
            <text:list-item>
              <text:p text:style-name="P8"><text:span text:style-name="T6">Topic connected with reproducible builds</text:span><text:span text:style-name="T6"><text:line-break/></text:span><text:span text:style-name="T6">(then, binaries can be compared more efficiently)</text:span></text:p>
            </text:list-item>
            <text:list-item>
              <text:p text:style-name="P8"><text:span text:style-name="T6">Database requires updates because,</text:span><text:span text:style-name="T6"><text:line-break/></text:span><text:span text:style-name="T6">because new software is published every day</text:span></text:p>
            </text:list-item>
          </text:list>
          <text:list text:style-name="L7">
            <text:list-item>
              <text:list>
                <text:list-item>
                  <text:p text:style-name="P8"><text:span text:style-name="T6">(similar with source code scanning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5" draw:text-style-name="P2" draw:layer="layout" svg:width="22.853cm" svg:height="2.187cm" svg:x="1.27cm" svg:y="0.667cm">
          <text:p text:style-name="P1"><text:span text:style-name="T8">Binary Scanner: Re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1" presentation:style-name="pr1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92" draw:style-name="gr3" draw:layer="layout" svg:width="14.393cm" svg:height="10.477cm" svg:x="3.599cm" svg:y="2.095cm" draw:page-number="13" presentation:class="page"/>
        </presentation:notes>
      </draw:page>
      <draw:page draw:name="page14" draw:style-name="dp1" draw:master-page-name="FOUR_5f_OBJECTS" presentation:presentation-page-layout-name="AL1T18">
        <draw:custom-shape draw:name="Shape 200" draw:style-name="gr8" draw:text-style-name="P2" draw:layer="layout" svg:width="22.993cm" svg:height="9.095cm" svg:x="1.5cm" svg:y="3.154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5" draw:text-style-name="P2" draw:layer="layout" svg:width="22.853cm" svg:height="2.187cm" svg:x="1.27cm" svg:y="0.667cm">
          <text:p text:style-name="P1"><text:span text:style-name="T8">Binary Scanner Main U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9" draw:text-style-name="P9" draw:layer="layout" svg:width="6.594cm" svg:height="7.194cm" svg:x="2.6cm" svg:y="4.2cm">
          <text:p text:style-name="P1"><text:span text:style-name="T2">Inbound</text:span></text:p>
          <text:p text:style-name="P1"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10" draw:text-style-name="P10" draw:layer="layout" svg:width="6.594cm" svg:height="7.194cm" svg:x="9.8cm" svg:y="4.2cm">
          <text:p text:style-name="P1"><text:span text:style-name="T2">Own</text:span></text:p>
          <text:p text:style-name="P1"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11" draw:text-style-name="P11" draw:layer="layout" svg:width="6.594cm" svg:height="7.194cm" svg:x="17cm" svg:y="4.2cm">
          <text:p text:style-name="P1"><text:span text:style-name="T2">Outbound</text:span><text:span text:style-name="T2"><text:line-break/></text:span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12" draw:text-style-name="P12" draw:layer="layout" svg:width="4.994cm" svg:height="3.194cm" svg:x="4.8cm" svg:y="9.2cm">
          <text:p text:style-name="P1"><text:span text:style-name="T2">Scanning Inbound Binaries for Involved OSS</text:span></text:p>
          <draw:enhanced-geometry draw:mirror-horizontal="false" draw:mirror-vertical="false" draw:text-areas="?f38 ?f38 ?f39 ?f40" svg:viewBox="0 0 0 0" draw:type="ooxml-wedgeRoundRectCallout" draw:modifiers="-33967 -632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197" presentation:style-name="pr1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98" draw:style-name="gr3" draw:layer="layout" svg:width="14.393cm" svg:height="10.477cm" svg:x="3.599cm" svg:y="2.095cm" draw:page-number="14" presentation:class="page"/>
        </presentation:notes>
      </draw:page>
      <draw:page draw:name="page15" draw:style-name="dp1" draw:master-page-name="FOUR_5f_OBJECTS" presentation:presentation-page-layout-name="AL1T18">
        <draw:custom-shape draw:name="Shape 210" draw:style-name="gr6" draw:text-style-name="P2" draw:layer="layout" svg:width="22.993cm" svg:height="7.339cm" svg:x="1.5cm" svg:y="3.154cm">
          <text:p text:style-name="P1"><text:span text:style-name="T9">3. Source Code Scan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7" draw:text-style-name="P2" draw:layer="layout" svg:width="22.853cm" svg:height="2.187cm" svg:x="1.27cm" svg:y="0.667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7" presentation:style-name="pr15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08" draw:style-name="gr3" draw:layer="layout" svg:width="14.393cm" svg:height="10.477cm" svg:x="3.599cm" svg:y="2.095cm" draw:page-number="15" presentation:class="page"/>
        </presentation:notes>
      </draw:page>
      <draw:page draw:name="page16" draw:style-name="dp1" draw:master-page-name="FOUR_5f_OBJECTS" presentation:presentation-page-layout-name="AL1T18">
        <draw:custom-shape draw:name="Shape 216" draw:style-name="gr4" draw:text-style-name="P2" draw:layer="layout" svg:width="22.993cm" svg:height="9.095cm" svg:x="1.5cm" svg:y="3.154cm">
          <text:p text:style-name="P7"><text:span text:style-name="T6">Purpose:</text:span></text:p>
          <text:p text:style-name="P7"><text:span text:style-name="T6"><text:s text:c="2"/></text:span><text:span text:style-name="T6">Can identify published origin of source code and other files</text:span></text:p>
          <text:p text:style-name="P7"><text:span text:style-name="T6"/></text:p>
          <text:p text:style-name="P7"><text:span text:style-name="T6">Other Identifications:</text:span></text:p>
          <text:p text:style-name="P7"><text:span text:style-name="T6"><text:s text:c="2"/></text:span><text:span text:style-name="T6">Icons, images, style descriptions, XML schemes, documentation</text:span></text:p>
          <text:p text:style-name="P7"><text:span text:style-name="T6"/></text:p>
          <text:p text:style-name="P7"><text:span text:style-name="T6">Also of interest:</text:span></text:p>
          <text:p text:style-name="P7"><text:span text:style-name="T6"><text:s text:c="2"/></text:span><text:span text:style-name="T6">Programming examples, from blogs and best practise Websit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5" draw:text-style-name="P2" draw:layer="layout" svg:width="22.853cm" svg:height="2.187cm" svg:x="1.27cm" svg:y="0.667cm">
          <text:p text:style-name="P1"><text:span text:style-name="T8">Source Code Scanner: 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3" presentation:style-name="pr16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14" draw:style-name="gr3" draw:layer="layout" svg:width="14.393cm" svg:height="10.477cm" svg:x="3.599cm" svg:y="2.095cm" draw:page-number="16" presentation:class="page"/>
        </presentation:notes>
      </draw:page>
      <draw:page draw:name="page17" draw:style-name="dp1" draw:master-page-name="FOUR_5f_OBJECTS" presentation:presentation-page-layout-name="AL1T18">
        <draw:custom-shape draw:name="Shape 222" draw:style-name="gr4" draw:text-style-name="P2" draw:layer="layout" svg:width="22.993cm" svg:height="9.095cm" svg:x="1.5cm" svg:y="3.154cm">
          <text:p text:style-name="P7"><text:span text:style-name="T6">Problem: how to understand that source code or other files have been taken from elsewhere, not self-created, and not declared</text:span></text:p>
          <text:p text:style-name="P7"><text:span text:style-name="T6"/></text:p>
          <text:p text:style-name="P7"><text:span text:style-name="T6">If "own" software is not entirely own software and not understood:</text:span></text:p>
          <text:list text:style-name="L3">
            <text:list-item>
              <text:p text:style-name="P7"><text:span text:style-name="T6">Missing rights for business case in "own" software</text:span></text:p>
            </text:list-item>
            <text:list-item>
              <text:p text:style-name="P7"><text:span text:style-name="T6">But distribution requires distribution rights are available</text:span></text:p>
            </text:list-item>
            <text:list-item>
              <text:p text:style-name="P7"><text:span text:style-name="T6">Identification of origin is first step to understand available rights </text:span></text:p>
            </text:list-item>
          </text:list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3" draw:style-name="gr5" draw:text-style-name="P2" draw:layer="layout" svg:width="22.853cm" svg:height="2.187cm" svg:x="1.27cm" svg:y="0.667cm">
          <text:p text:style-name="P1"><text:span text:style-name="T8">Source Code Scanner: Solved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9" presentation:style-name="pr17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20" draw:style-name="gr3" draw:layer="layout" svg:width="14.393cm" svg:height="10.477cm" svg:x="3.599cm" svg:y="2.095cm" draw:page-number="17" presentation:class="page"/>
        </presentation:notes>
      </draw:page>
      <draw:page draw:name="page18" draw:style-name="dp1" draw:master-page-name="FOUR_5f_OBJECTS" presentation:presentation-page-layout-name="AL1T18">
        <draw:custom-shape draw:name="Shape 228" draw:style-name="gr4" draw:text-style-name="P2" draw:layer="layout" svg:width="22.993cm" svg:height="9.095cm" svg:x="1.5cm" svg:y="3.154cm">
          <text:p text:style-name="P7"><text:span text:style-name="T6">Mode of operation: upload source code or just files or fingerprints of it, get origin in case it is captured by database </text:span></text:p>
          <text:list text:style-name="L3">
            <text:list-item>
              <text:p text:style-name="P7"><text:span text:style-name="T6">File contents are compared</text:span><text:span text:style-name="T6"><text:line-break/></text:span><text:span text:style-name="T6">with contents from (huge) database of published contents</text:span></text:p>
            </text:list-item>
            <text:list-item>
              <text:p text:style-name="P7"><text:span text:style-name="T6">Fingerprinting of file contents (“hashing”)</text:span><text:span text:style-name="T6"><text:line-break/></text:span><text:span text:style-name="T6">allow for accelerated search and storage in database</text:span></text:p>
            </text:list-item>
            <text:list-item>
              <text:p text:style-name="P7"><text:span text:style-name="T6">Not only coverage of entire files, but fragments of it </text:span></text:p>
            </text:list-item>
            <text:list-item>
              <text:p text:style-name="P7"><text:span text:style-name="T6">Database requires updates: every day new published OSS</text:span></text:p>
            </text:list-item>
            <text:list-item>
              <text:p text:style-name="P7"><text:span text:style-name="T6">Content is large (e.g. the entire GitHub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9" draw:style-name="gr5" draw:text-style-name="P2" draw:layer="layout" svg:width="22.853cm" svg:height="2.187cm" svg:x="1.27cm" svg:y="0.667cm">
          <text:p text:style-name="P1"><text:span text:style-name="T8">Source Code Scanner: Techn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5" presentation:style-name="pr18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26" draw:style-name="gr3" draw:layer="layout" svg:width="14.393cm" svg:height="10.477cm" svg:x="3.599cm" svg:y="2.095cm" draw:page-number="18" presentation:class="page"/>
        </presentation:notes>
      </draw:page>
      <draw:page draw:name="page19" draw:style-name="dp1" draw:master-page-name="FOUR_5f_OBJECTS" presentation:presentation-page-layout-name="AL1T18">
        <draw:custom-shape draw:name="Shape 234" draw:style-name="gr4" draw:text-style-name="P2" draw:layer="layout" svg:width="22.993cm" svg:height="9.095cm" svg:x="1.5cm" svg:y="3.154cm">
          <text:p text:style-name="P7"><text:span text:style-name="T6">Once origin of source is identified,</text:span><text:span text:style-name="T6"><text:line-break/></text:span><text:span text:style-name="T6">more metadata can be made available:</text:span></text:p>
          <text:list text:style-name="L3">
            <text:list-item>
              <text:p text:style-name="P7"><text:span text:style-name="T6"><text:s/></text:span><text:span text:style-name="T6">Licensing</text:span></text:p>
            </text:list-item>
            <text:list-item>
              <text:p text:style-name="P7"><text:span text:style-name="T6"><text:s/></text:span><text:span text:style-name="T6">Vulnerabilities</text:span></text:p>
            </text:list-item>
          </text:list>
          <text:p text:style-name="P7"><text:span text:style-name="T6">Potential for integration:</text:span></text:p>
          <text:list text:continue-numbering="true" text:style-name="L3">
            <text:list-item>
              <text:p text:style-name="P7"><text:span text:style-name="T6"><text:s/></text:span><text:span text:style-name="T6">Development toolchain</text:span></text:p>
            </text:list-item>
            <text:list-item>
              <text:p text:style-name="P7"><text:span text:style-name="T6"><text:s/></text:span><text:span text:style-name="T6">Reporting, BOM</text:span></text:p>
            </text:list-item>
          </text:list>
          <text:p text:style-name="P7"><text:span text:style-name="T6">Matched content may require expert knowledge</text:span><text:span text:style-name="T6"><text:line-break/></text:span><text:span text:style-name="T6">to determine relev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5" draw:text-style-name="P2" draw:layer="layout" svg:width="22.853cm" svg:height="2.187cm" svg:x="1.27cm" svg:y="0.667cm">
          <text:p text:style-name="P1"><text:span text:style-name="T8">Source Code Scanner: More Re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1" presentation:style-name="pr19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32" draw:style-name="gr3" draw:layer="layout" svg:width="14.393cm" svg:height="10.477cm" svg:x="3.599cm" svg:y="2.095cm" draw:page-number="19" presentation:class="page"/>
        </presentation:notes>
      </draw:page>
      <draw:page draw:name="page20" draw:style-name="dp1" draw:master-page-name="FOUR_5f_OBJECTS" presentation:presentation-page-layout-name="AL1T18">
        <draw:custom-shape draw:name="Shape 240" draw:style-name="gr8" draw:text-style-name="P2" draw:layer="layout" svg:width="22.993cm" svg:height="9.095cm" svg:x="1.5cm" svg:y="3.154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5" draw:text-style-name="P2" draw:layer="layout" svg:width="22.853cm" svg:height="2.187cm" svg:x="1.27cm" svg:y="0.667cm">
          <text:p text:style-name="P1"><text:span text:style-name="T8">Source Scanner Main U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9" draw:text-style-name="P9" draw:layer="layout" svg:width="6.594cm" svg:height="7.194cm" svg:x="2.6cm" svg:y="4.2cm">
          <text:p text:style-name="P1"><text:span text:style-name="T2">Inbound</text:span></text:p>
          <text:p text:style-name="P1"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3" draw:style-name="gr10" draw:text-style-name="P10" draw:layer="layout" svg:width="6.594cm" svg:height="7.194cm" svg:x="9.8cm" svg:y="4.2cm">
          <text:p text:style-name="P1"><text:span text:style-name="T2">Own</text:span></text:p>
          <text:p text:style-name="P1"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4" draw:style-name="gr11" draw:text-style-name="P11" draw:layer="layout" svg:width="6.594cm" svg:height="7.194cm" svg:x="17cm" svg:y="4.2cm">
          <text:p text:style-name="P1"><text:span text:style-name="T2">Outbound</text:span><text:span text:style-name="T2"><text:line-break/></text:span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12" draw:text-style-name="P12" draw:layer="layout" svg:width="4.994cm" svg:height="3.194cm" svg:x="12.005cm" svg:y="9.2cm">
          <text:p text:style-name="P1"><text:span text:style-name="T2">Scanning Own Software for OSS Code Involved</text:span></text:p>
          <draw:enhanced-geometry draw:mirror-horizontal="false" draw:mirror-vertical="false" draw:text-areas="?f38 ?f38 ?f39 ?f40" svg:viewBox="0 0 0 0" draw:type="ooxml-wedgeRoundRectCallout" draw:modifiers="-33967 -632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237" presentation:style-name="pr20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38" draw:style-name="gr3" draw:layer="layout" svg:width="14.393cm" svg:height="10.477cm" svg:x="3.599cm" svg:y="2.095cm" draw:page-number="20" presentation:class="page"/>
        </presentation:notes>
      </draw:page>
      <draw:page draw:name="page21" draw:style-name="dp1" draw:master-page-name="FOUR_5f_OBJECTS" presentation:presentation-page-layout-name="AL1T18">
        <draw:custom-shape draw:name="Shape 250" draw:style-name="gr6" draw:text-style-name="P2" draw:layer="layout" svg:width="22.993cm" svg:height="7.339cm" svg:x="1.5cm" svg:y="3.154cm">
          <text:p text:style-name="P1"><text:span text:style-name="T9">4. Dev Ops Integ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1" draw:style-name="gr7" draw:text-style-name="P2" draw:layer="layout" svg:width="22.853cm" svg:height="2.187cm" svg:x="1.27cm" svg:y="0.667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7" presentation:style-name="pr2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48" draw:style-name="gr3" draw:layer="layout" svg:width="14.393cm" svg:height="10.477cm" svg:x="3.599cm" svg:y="2.095cm" draw:page-number="21" presentation:class="page"/>
        </presentation:notes>
      </draw:page>
      <draw:page draw:name="page22" draw:style-name="dp1" draw:master-page-name="FOUR_5f_OBJECTS" presentation:presentation-page-layout-name="AL1T18">
        <draw:custom-shape draw:name="Shape 256" draw:style-name="gr4" draw:text-style-name="P2" draw:layer="layout" svg:width="22.993cm" svg:height="9.368cm" svg:x="1.5cm" svg:y="3.375cm">
          <text:p text:style-name="P7"><text:span text:style-name="T6">Purpose:</text:span></text:p>
          <text:list text:style-name="L6">
            <text:list-item>
              <text:p text:style-name="P7"><text:span text:style-name="T6">Uses the information from building the software</text:span><text:span text:style-name="T6"><text:line-break/></text:span><text:span text:style-name="T6">to determine OSS used</text:span></text:p>
            </text:list-item>
          </text:list>
          <text:p text:style-name="P7"><text:span text:style-name="T6">Other identifications:</text:span></text:p>
          <text:list text:continue-numbering="true" text:style-name="L6">
            <text:list-item>
              <text:p text:style-name="P7"><text:span text:style-name="T6">Can be combined with source code scanning,</text:span><text:span text:style-name="T6"><text:line-break/></text:span><text:span text:style-name="T6">license scanning, binary scanning</text:span></text:p>
            </text:list-item>
          </text:list>
          <text:p text:style-name="P7"><text:span text:style-name="T6">Also of interest:</text:span></text:p>
          <text:list text:continue-numbering="true" text:style-name="L6">
            <text:list-item>
              <text:p text:style-name="P7"><text:span text:style-name="T6">Resulting identification of elements during building the software enables the creation of a bill of material (BOM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5" draw:text-style-name="P2" draw:layer="layout" svg:width="22.853cm" svg:height="2.187cm" svg:x="1.27cm" svg:y="0.667cm">
          <text:p text:style-name="P1"><text:span text:style-name="T8">Dev Ops Integrations: 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3" presentation:style-name="pr2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54" draw:style-name="gr3" draw:layer="layout" svg:width="14.393cm" svg:height="10.477cm" svg:x="3.599cm" svg:y="2.095cm" draw:page-number="22" presentation:class="page"/>
        </presentation:notes>
      </draw:page>
      <draw:page draw:name="page23" draw:style-name="dp1" draw:master-page-name="FOUR_5f_OBJECTS" presentation:presentation-page-layout-name="AL1T18">
        <draw:custom-shape draw:name="Shape 262" draw:style-name="gr4" draw:text-style-name="P2" draw:layer="layout" svg:width="23.893cm" svg:height="8.618cm" svg:x="1.5cm" svg:y="3.375cm">
          <text:p text:style-name="P7"><text:span text:style-name="T6">Problem: for larger software projects</text:span><text:span text:style-name="T6"><text:line-break/></text:span><text:span text:style-name="T6">a tool based approach is inevitable to understand involved OSS</text:span></text:p>
          <text:list text:style-name="L6">
            <text:list-item>
              <text:p text:style-name="P7"><text:span text:style-name="T6">Modern software building environments have defined dependencies</text:span></text:p>
            </text:list-item>
            <text:list-item>
              <text:p text:style-name="P7"><text:span text:style-name="T6">During compilation, dependencies can be captured</text:span><text:span text:style-name="T6"><text:line-break/></text:span><text:span text:style-name="T6">to understand used dependencies</text:span></text:p>
            </text:list-item>
            <text:list-item>
              <text:p text:style-name="P7"><text:span text:style-name="T6">License compliance integrated</text:span><text:span text:style-name="T6"><text:line-break/></text:span><text:span text:style-name="T6">into the Dev Ops tooling implements automation</text:span></text:p>
            </text:list-item>
            <text:list-item>
              <text:p text:style-name="P7"><text:span text:style-name="T6">Reporting as part of Dev Ops tooling reduces manual efforts</text:span></text:p>
            </text:list-item>
            <text:list-item>
              <text:p text:style-name="P7"><text:span text:style-name="T6">Enables short release cycles in an agile environmen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5" draw:text-style-name="P2" draw:layer="layout" svg:width="22.853cm" svg:height="2.187cm" svg:x="1.27cm" svg:y="0.667cm">
          <text:p text:style-name="P1"><text:span text:style-name="T8">Dev Ops Integrations: Solved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9" presentation:style-name="pr2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60" draw:style-name="gr3" draw:layer="layout" svg:width="14.393cm" svg:height="10.477cm" svg:x="3.599cm" svg:y="2.095cm" draw:page-number="23" presentation:class="page"/>
        </presentation:notes>
      </draw:page>
      <draw:page draw:name="page24" draw:style-name="dp1" draw:master-page-name="FOUR_5f_OBJECTS" presentation:presentation-page-layout-name="AL1T18">
        <draw:custom-shape draw:name="Shape 268" draw:style-name="gr4" draw:text-style-name="P2" draw:layer="layout" svg:width="22.993cm" svg:height="9.168cm" svg:x="1.5cm" svg:y="3.375cm">
          <text:p text:style-name="P7"><text:span text:style-name="T6">Integration into Dev Ops tooling requires customization</text:span></text:p>
          <text:list text:style-name="L6">
            <text:list-item>
              <text:p text:style-name="P7"><text:span text:style-name="T6">Building software depends on used technology</text:span><text:span text:style-name="T6"><text:line-break/></text:span><text:span text:style-name="T6">as well as individually setup tooling</text:span></text:p>
            </text:list-item>
            <text:list-item>
              <text:p text:style-name="P7"><text:span text:style-name="T6">Additional efforts, if software is comprised of different technologies</text:span></text:p>
            </text:list-item>
            <text:list-item>
              <text:p text:style-name="P7"><text:span text:style-name="T6">Today, building environments sometimes contain already metadata about licensing of involved OSS software</text:span></text:p>
            </text:list-item>
            <text:list-item>
              <text:p text:style-name="P7"><text:span text:style-name="T6">Identified software elements may require additional checks to determine actual licensing information</text:span><text:span text:style-name="T6"><text:line-break/></text:span><text:span text:style-name="T6">(in case of heterogeneous licensing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9" draw:style-name="gr5" draw:text-style-name="P2" draw:layer="layout" svg:width="22.853cm" svg:height="2.187cm" svg:x="1.27cm" svg:y="0.667cm">
          <text:p text:style-name="P1"><text:span text:style-name="T8">Dev Ops Integrations: Techn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5" presentation:style-name="pr24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66" draw:style-name="gr3" draw:layer="layout" svg:width="14.393cm" svg:height="10.477cm" svg:x="3.599cm" svg:y="2.095cm" draw:page-number="24" presentation:class="page"/>
        </presentation:notes>
      </draw:page>
      <draw:page draw:name="page25" draw:style-name="dp1" draw:master-page-name="FOUR_5f_OBJECTS" presentation:presentation-page-layout-name="AL1T18">
        <draw:custom-shape draw:name="Shape 274" draw:style-name="gr4" draw:text-style-name="P2" draw:layer="layout" svg:width="22.993cm" svg:height="9.368cm" svg:x="1.5cm" svg:y="3.375cm">
          <text:list text:style-name="L6">
            <text:list-item>
              <text:p text:style-name="P8"><text:span text:style-name="T6">Today, a custom task, nothing to "download and double-click"</text:span></text:p>
            </text:list-item>
            <text:list-item>
              <text:p text:style-name="P8"><text:span text:style-name="T6">Tooling approach allows for differential approach: once setup and checked, only new dependencies require additional cover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5" draw:text-style-name="P2" draw:layer="layout" svg:width="22.853cm" svg:height="2.187cm" svg:x="1.27cm" svg:y="0.667cm">
          <text:p text:style-name="P1"><text:span text:style-name="T8">Dev Ops Integrations: Re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1" presentation:style-name="pr25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72" draw:style-name="gr3" draw:layer="layout" svg:width="14.393cm" svg:height="10.477cm" svg:x="3.599cm" svg:y="2.095cm" draw:page-number="25" presentation:class="page"/>
        </presentation:notes>
      </draw:page>
      <draw:page draw:name="page26" draw:style-name="dp1" draw:master-page-name="FOUR_5f_OBJECTS" presentation:presentation-page-layout-name="AL1T18">
        <draw:custom-shape draw:name="Shape 280" draw:style-name="gr8" draw:text-style-name="P2" draw:layer="layout" svg:width="22.993cm" svg:height="9.095cm" svg:x="1.5cm" svg:y="3.154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1" draw:style-name="gr5" draw:text-style-name="P2" draw:layer="layout" svg:width="22.853cm" svg:height="2.187cm" svg:x="1.27cm" svg:y="0.667cm">
          <text:p text:style-name="P1"><text:span text:style-name="T8">Dev Ops Integration Main U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2" draw:style-name="gr9" draw:text-style-name="P9" draw:layer="layout" svg:width="6.594cm" svg:height="7.194cm" svg:x="2.6cm" svg:y="4.2cm">
          <text:p text:style-name="P1"><text:span text:style-name="T2">Inbound</text:span></text:p>
          <text:p text:style-name="P1"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3" draw:style-name="gr10" draw:text-style-name="P10" draw:layer="layout" svg:width="6.594cm" svg:height="7.194cm" svg:x="9.8cm" svg:y="4.2cm">
          <text:p text:style-name="P1"><text:span text:style-name="T2">Own</text:span></text:p>
          <text:p text:style-name="P1"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1" draw:text-style-name="P11" draw:layer="layout" svg:width="6.594cm" svg:height="7.194cm" svg:x="17cm" svg:y="4.2cm">
          <text:p text:style-name="P1"><text:span text:style-name="T2">Outbound</text:span><text:span text:style-name="T2"><text:line-break/></text:span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12" draw:text-style-name="P12" draw:layer="layout" svg:width="4.994cm" svg:height="3.194cm" svg:x="4.805cm" svg:y="9.2cm">
          <text:p text:style-name="P1"><text:span text:style-name="T2">Determining Inbound Software</text:span></text:p>
          <draw:enhanced-geometry draw:mirror-horizontal="false" draw:mirror-vertical="false" draw:text-areas="?f38 ?f38 ?f39 ?f40" svg:viewBox="0 0 0 0" draw:type="ooxml-wedgeRoundRectCallout" draw:modifiers="-33967 -632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277" presentation:style-name="pr26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78" draw:style-name="gr3" draw:layer="layout" svg:width="14.393cm" svg:height="10.477cm" svg:x="3.599cm" svg:y="2.095cm" draw:page-number="26" presentation:class="page"/>
        </presentation:notes>
      </draw:page>
      <draw:page draw:name="page27" draw:style-name="dp1" draw:master-page-name="FOUR_5f_OBJECTS" presentation:presentation-page-layout-name="AL1T18">
        <draw:custom-shape draw:name="Shape 290" draw:style-name="gr6" draw:text-style-name="P2" draw:layer="layout" svg:width="22.993cm" svg:height="7.339cm" svg:x="1.5cm" svg:y="3.154cm">
          <text:p text:style-name="P1"><text:span text:style-name="T9">5. Component Catalog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1" draw:style-name="gr7" draw:text-style-name="P2" draw:layer="layout" svg:width="22.853cm" svg:height="2.187cm" svg:x="1.27cm" svg:y="0.667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7" presentation:style-name="pr27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88" draw:style-name="gr3" draw:layer="layout" svg:width="14.393cm" svg:height="10.477cm" svg:x="3.599cm" svg:y="2.095cm" draw:page-number="27" presentation:class="page"/>
        </presentation:notes>
      </draw:page>
      <draw:page draw:name="page28" draw:style-name="dp1" draw:master-page-name="FOUR_5f_OBJECTS" presentation:presentation-page-layout-name="AL1T18">
        <draw:custom-shape draw:name="Shape 296" draw:style-name="gr4" draw:text-style-name="P2" draw:layer="layout" svg:width="22.993cm" svg:height="9.368cm" svg:x="1.5cm" svg:y="3.375cm">
          <text:p text:style-name="P7"><text:span text:style-name="T6">Purpose:</text:span></text:p>
          <text:list text:style-name="L6">
            <text:list-item>
              <text:p text:style-name="P7"><text:span text:style-name="T6">Collect information about used software components and their use in products or projects is centrally collected and can be reused</text:span></text:p>
            </text:list-item>
          </text:list>
          <text:p text:style-name="P7"><text:span text:style-name="T6">Other purposes:</text:span></text:p>
          <text:list text:continue-numbering="true" text:style-name="L6">
            <text:list-item>
              <text:p text:style-name="P7"><text:span text:style-name="T6">A component catalogue captures also the used components</text:span><text:span text:style-name="T6"><text:line-break/></text:span><text:span text:style-name="T6">in a product or project, maintains a so-named BOM</text:span></text:p>
            </text:list-item>
          </text:list>
          <text:p text:style-name="P7"><text:span text:style-name="T6">Also interesting:</text:span></text:p>
          <text:list text:continue-numbering="true" text:style-name="L6">
            <text:list-item>
              <text:p text:style-name="P7"><text:span text:style-name="T6">Enables also vulnerability management</text:span><text:span text:style-name="T6"><text:line-break/></text:span><text:span text:style-name="T6">or reuse of export classifica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7" draw:style-name="gr5" draw:text-style-name="P2" draw:layer="layout" svg:width="22.853cm" svg:height="2.187cm" svg:x="1.27cm" svg:y="0.667cm">
          <text:p text:style-name="P1"><text:span text:style-name="T8">Component Catalogue: 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3" presentation:style-name="pr28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94" draw:style-name="gr3" draw:layer="layout" svg:width="14.393cm" svg:height="10.477cm" svg:x="3.599cm" svg:y="2.095cm" draw:page-number="28" presentation:class="page"/>
        </presentation:notes>
      </draw:page>
      <draw:page draw:name="page29" draw:style-name="dp1" draw:master-page-name="FOUR_5f_OBJECTS" presentation:presentation-page-layout-name="AL1T18">
        <draw:custom-shape draw:name="Shape 302" draw:style-name="gr4" draw:text-style-name="P2" draw:layer="layout" svg:width="22.993cm" svg:height="9.368cm" svg:x="1.5cm" svg:y="3.375cm">
          <text:p text:style-name="P7"><text:span text:style-name="T6">Problem: Once analysed component w.r.t. license compliance shall not require repeated analyses, but reuse of information shall be possible</text:span></text:p>
          <text:p text:style-name="P7"><text:span text:style-name="T6"/></text:p>
          <text:p text:style-name="P7"><text:span text:style-name="T6">Component catalogue:</text:span></text:p>
          <text:list text:style-name="L6">
            <text:list-item>
              <text:p text:style-name="P7"><text:span text:style-name="T6">Maps component usage in products or projects</text:span></text:p>
            </text:list-item>
            <text:list-item>
              <text:p text:style-name="P7"><text:span text:style-name="T6">Makes sense if an organisation has actually multiple products</text:span></text:p>
            </text:list-item>
            <text:list-item>
              <text:p text:style-name="P7"><text:span text:style-name="T6">Shows organisation the important software components</text:span></text:p>
            </text:list-item>
            <text:list-item>
              <text:p text:style-name="P7"><text:span text:style-name="T6">Allows for a comprehensive overview</text:span><text:span text:style-name="T6"><text:line-break/></text:span><text:span text:style-name="T6">about involved licensing per produc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3" draw:style-name="gr5" draw:text-style-name="P2" draw:layer="layout" svg:width="22.853cm" svg:height="2.187cm" svg:x="1.27cm" svg:y="0.667cm">
          <text:p text:style-name="P1"><text:span text:style-name="T8">Component Catalogue: Solved Probl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9" presentation:style-name="pr29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00" draw:style-name="gr3" draw:layer="layout" svg:width="14.393cm" svg:height="10.477cm" svg:x="3.599cm" svg:y="2.095cm" draw:page-number="29" presentation:class="page"/>
        </presentation:notes>
      </draw:page>
      <draw:page draw:name="page30" draw:style-name="dp1" draw:master-page-name="FOUR_5f_OBJECTS" presentation:presentation-page-layout-name="AL1T18">
        <draw:custom-shape draw:name="Shape 308" draw:style-name="gr4" draw:text-style-name="P2" draw:layer="layout" svg:width="22.993cm" svg:height="9.368cm" svg:x="1.5cm" svg:y="3.375cm">
          <text:list text:style-name="L6">
            <text:list-item>
              <text:p text:style-name="P8"><text:span text:style-name="T6">A component catalogue can be viewed as a portal</text:span></text:p>
            </text:list-item>
            <text:list-item>
              <text:p text:style-name="P8"><text:span text:style-name="T6">Database holding the catalogue information</text:span></text:p>
            </text:list-item>
            <text:list-item>
              <text:p text:style-name="P8"><text:span text:style-name="T6">Another use case is archiving OSS distributions / source code</text:span></text:p>
            </text:list-item>
            <text:list-item>
              <text:p text:style-name="P8"><text:span text:style-name="T6">Storing also multiple other files,</text:span><text:span text:style-name="T6"><text:line-break/></text:span><text:span text:style-name="T6">for example license analysis reports, SPDX files</text:span></text:p>
            </text:list-item>
            <text:list-item>
              <text:p text:style-name="P8"><text:span text:style-name="T6">Provides reporting output, for example OSS product documentation</text:span></text:p>
            </text:list-item>
            <text:list-item>
              <text:p text:style-name="P8"><text:span text:style-name="T6">Component catalogue can be implemented as Web portal, thus accessible from various client computers in organis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9" draw:style-name="gr5" draw:text-style-name="P2" draw:layer="layout" svg:width="22.853cm" svg:height="2.187cm" svg:x="1.27cm" svg:y="0.667cm">
          <text:p text:style-name="P1"><text:span text:style-name="T8">Component Catalogue: Technic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5" presentation:style-name="pr30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06" draw:style-name="gr3" draw:layer="layout" svg:width="14.393cm" svg:height="10.477cm" svg:x="3.599cm" svg:y="2.095cm" draw:page-number="30" presentation:class="page"/>
        </presentation:notes>
      </draw:page>
      <draw:page draw:name="page31" draw:style-name="dp1" draw:master-page-name="FOUR_5f_OBJECTS" presentation:presentation-page-layout-name="AL1T18">
        <draw:custom-shape draw:name="Shape 314" draw:style-name="gr4" draw:text-style-name="P2" draw:layer="layout" svg:width="22.993cm" svg:height="9.368cm" svg:x="1.5cm" svg:y="3.375cm">
          <text:list text:style-name="L6">
            <text:list-item>
              <text:p text:style-name="P8"><text:span text:style-name="T6">Component catalogue can be integrated with other license compliance tooling: scanners can directly feed the analyses</text:span></text:p>
            </text:list-item>
            <text:list-item>
              <text:p text:style-name="P8"><text:span text:style-name="T6">Also integration in Dev Ops tooling is useful</text:span><text:span text:style-name="T6"><text:line-break/></text:span><text:span text:style-name="T6">to automatically create BOM of products</text:span></text:p>
            </text:list-item>
            <text:list-item>
              <text:p text:style-name="P8"><text:span text:style-name="T6">Component catalogues can also serve uses cases</text:span><text:span text:style-name="T6"><text:line-break/></text:span><text:span text:style-name="T6">for vulnerability management</text:span></text:p>
            </text:list-item>
            <text:list-item>
              <text:p text:style-name="P8"><text:span text:style-name="T6">Another related topic is license management</text:span><text:span text:style-name="T6"><text:line-break/></text:span><text:span text:style-name="T6">and license meta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5" draw:text-style-name="P2" draw:layer="layout" svg:width="22.853cm" svg:height="2.187cm" svg:x="1.27cm" svg:y="0.667cm">
          <text:p text:style-name="P1"><text:span text:style-name="T8">Component Catalogue: Re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1" presentation:style-name="pr31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12" draw:style-name="gr3" draw:layer="layout" svg:width="14.393cm" svg:height="10.477cm" svg:x="3.599cm" svg:y="2.095cm" draw:page-number="31" presentation:class="page"/>
        </presentation:notes>
      </draw:page>
      <draw:page draw:name="page32" draw:style-name="dp1" draw:master-page-name="FOUR_5f_OBJECTS" presentation:presentation-page-layout-name="AL1T18">
        <draw:custom-shape draw:name="Shape 320" draw:style-name="gr8" draw:text-style-name="P2" draw:layer="layout" svg:width="22.993cm" svg:height="9.095cm" svg:x="1.5cm" svg:y="3.154cm">
          <text:p text:style-name="P7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5" draw:text-style-name="P2" draw:layer="layout" svg:width="22.853cm" svg:height="2.187cm" svg:x="1.27cm" svg:y="0.667cm">
          <text:p text:style-name="P1"><text:span text:style-name="T8">Component Catalogue Us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2" draw:style-name="gr9" draw:text-style-name="P9" draw:layer="layout" svg:width="6.594cm" svg:height="7.194cm" svg:x="2.6cm" svg:y="4.2cm">
          <text:p text:style-name="P1"><text:span text:style-name="T2">Inbound</text:span></text:p>
          <text:p text:style-name="P1"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10" draw:text-style-name="P10" draw:layer="layout" svg:width="6.594cm" svg:height="7.194cm" svg:x="9.8cm" svg:y="4.2cm">
          <text:p text:style-name="P1"><text:span text:style-name="T2">Own</text:span></text:p>
          <text:p text:style-name="P1"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4" draw:style-name="gr11" draw:text-style-name="P11" draw:layer="layout" svg:width="6.594cm" svg:height="7.194cm" svg:x="17cm" svg:y="4.2cm">
          <text:p text:style-name="P1"><text:span text:style-name="T2">Outbound</text:span><text:span text:style-name="T2"><text:line-break/></text:span><text:span text:style-name="T2">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5" draw:style-name="gr12" draw:text-style-name="P12" draw:layer="layout" svg:width="4.994cm" svg:height="3.194cm" svg:x="19.129cm" svg:y="9.2cm">
          <text:p text:style-name="P1"><text:span text:style-name="T2">Creating OSS Documents</text:span></text:p>
          <draw:enhanced-geometry draw:mirror-horizontal="false" draw:mirror-vertical="false" draw:text-areas="?f38 ?f38 ?f39 ?f40" svg:viewBox="0 0 0 0" draw:type="ooxml-wedgeRoundRectCallout" draw:modifiers="-33967 -63245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2">
          <draw:frame draw:name="Shape 317" presentation:style-name="pr32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18" draw:style-name="gr3" draw:layer="layout" svg:width="14.393cm" svg:height="10.477cm" svg:x="3.599cm" svg:y="2.095cm" draw:page-number="32" presentation:class="page"/>
        </presentation:notes>
      </draw:page>
      <draw:page draw:name="page33" draw:style-name="dp1" draw:master-page-name="FOUR_5f_OBJECTS" presentation:presentation-page-layout-name="AL1T18">
        <draw:custom-shape draw:name="Shape 330" draw:style-name="gr6" draw:text-style-name="P2" draw:layer="layout" svg:width="22.993cm" svg:height="7.339cm" svg:x="1.5cm" svg:y="3.154cm">
          <text:p text:style-name="P1"><text:span text:style-name="T10">Questions?</text:span></text:p>
          <text:p text:style-name="P13"><text:span text:style-name="T11"><text:a xlink:href="mailto:cmaracke@scompliance.com" xlink:type="simple">office@scompliance.com</text:a></text:span></text:p>
          <text:p text:style-name="P1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7" draw:text-style-name="P2" draw:layer="layout" svg:width="22.853cm" svg:height="2.187cm" svg:x="1.27cm" svg:y="0.667cm">
          <text:p text:style-name="P1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27" presentation:style-name="pr33" draw:text-style-name="P6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28" draw:style-name="gr3" draw:layer="layout" svg:width="14.393cm" svg:height="10.477cm" svg:x="3.599cm" svg:y="2.095cm" draw:page-number="3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none"/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shrink-to-fit" style:shrink-to-fit="true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Shape 6" draw:style-name="Mgr3" draw:text-style-name="MP5" draw:layer="backgroundobjects" svg:width="7.59cm" svg:height="0.99cm" svg:x="16.996cm" svg:y="12.691cm">
        <draw:image xlink:href="Pictures/100000000000029300000056AD8E08788F0ACDB9.jpg" xlink:type="simple" xlink:show="embed" xlink:actuate="onLoad">
          <text:p/>
        </draw:image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UR_5f_OBJECTS" style:display-name="FOUR_OBJECTS" style:page-layout-name="PM1" draw:style-name="Mdp2">
      <draw:frame draw:name="Shape 58" draw:style-name="Mgr3" draw:text-style-name="MP5" draw:layer="backgroundobjects" svg:width="1.041cm" svg:height="1.07cm" svg:x="0.4cm" svg:y="12.647cm">
        <draw:image xlink:href="Pictures/10000201000002FB0000030FB2FE3BAFBBEC98E6.png" xlink:type="simple" xlink:show="embed" xlink:actuate="onLoad">
          <text:p/>
        </draw:image>
      </draw:frame>
      <draw:custom-shape draw:name="Shape 59" draw:style-name="Mgr4" draw:text-style-name="MP6" draw:layer="backgroundobjects" svg:width="5.92cm" svg:height="1.007cm" svg:x="1.871cm" svg:y="12.683cm">
        <text:p><text:page-number>&lt;number&gt;</text:page-number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0" draw:style-name="Mgr3" draw:text-style-name="MP5" draw:layer="backgroundobjects" svg:width="7.59cm" svg:height="0.99cm" svg:x="16.996cm" svg:y="12.691cm">
        <draw:image xlink:href="Pictures/100000000000029300000056AD8E08788F0ACDB9.jpg" xlink:type="simple" xlink:show="embed" xlink:actuate="onLoad">
          <text:p/>
        </draw:image>
      </draw:frame>
      <draw:frame draw:name="Shape 67" presentation:style-name="FOUR_5f_OBJECTS-title" draw:layer="backgroundobjects" svg:width="22.858cm" svg:height="2.384cm" svg:x="1.27cm" svg:y="0.57cm" presentation:class="title" presentation:placeholder="true" presentation:user-transformed="true">
        <draw:text-box/>
      </draw:frame>
      <draw:frame draw:name="Shape 68" presentation:style-name="FOUR_5f_OBJECTS-outline1" draw:layer="backgroundobjects" svg:width="11.154cm" svg:height="3.951cm" svg:x="1.27cm" svg:y="3.343cm" presentation:class="outline" presentation:placeholder="true" presentation:user-transformed="true">
        <draw:text-box/>
      </draw:frame>
      <draw:frame draw:name="Shape 69" presentation:style-name="FOUR_5f_OBJECTS-outline1" draw:layer="backgroundobjects" svg:width="11.154cm" svg:height="3.951cm" svg:x="12.984cm" svg:y="3.343cm" presentation:class="outline" presentation:placeholder="true" presentation:user-transformed="true">
        <draw:text-box/>
      </draw:frame>
      <draw:frame draw:name="Shape 70" presentation:style-name="FOUR_5f_OBJECTS-outline1" draw:layer="backgroundobjects" svg:width="11.154cm" svg:height="3.951cm" svg:x="12.984cm" svg:y="7.672cm" presentation:class="outline" presentation:placeholder="true" presentation:user-transformed="true">
        <draw:text-box/>
      </draw:frame>
      <draw:frame draw:name="Shape 71" presentation:style-name="FOUR_5f_OBJECTS-outline1" draw:layer="backgroundobjects" svg:width="11.154cm" svg:height="3.951cm" svg:x="1.27cm" svg:y="7.672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18.624cm" svg:height="10.476cm" svg:x="1.482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5"/>
    <meta:generator>LibreOffice/6.0.0.3$MacOSX_X86_64 LibreOffice_project/64a0f66915f38c6217de274f0aa8e15618924765</meta:generator>
  </office:meta>
</office:document-meta>
</file>